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Cambria1" svg:font-family="Cambria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836cm" fo:margin-left="-0.386cm" fo:margin-top="0cm" fo:margin-bottom="0cm" table:align="left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0.501cm"/>
    </style:style>
    <style:style style:name="Tabla1.C" style:family="table-column">
      <style:table-column-properties style:column-width="0.115cm"/>
    </style:style>
    <style:style style:name="Tabla1.D" style:family="table-column">
      <style:table-column-properties style:column-width="0.635cm"/>
    </style:style>
    <style:style style:name="Tabla1.E" style:family="table-column">
      <style:table-column-properties style:column-width="0.25cm"/>
    </style:style>
    <style:style style:name="Tabla1.F" style:family="table-column">
      <style:table-column-properties style:column-width="0.499cm"/>
    </style:style>
    <style:style style:name="Tabla1.G" style:family="table-column">
      <style:table-column-properties style:column-width="4.119cm"/>
    </style:style>
    <style:style style:name="Tabla1.H" style:family="table-column">
      <style:table-column-properties style:column-width="1.588cm"/>
    </style:style>
    <style:style style:name="Tabla1.I" style:family="table-column">
      <style:table-column-properties style:column-width="5.94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5.944cm" fo:margin-left="-0.386cm" fo:margin-top="0cm" fo:margin-bottom="0cm" table:align="left" style:writing-mode="lr-tb"/>
    </style:style>
    <style:style style:name="Tabla2.A" style:family="table-column">
      <style:table-column-properties style:column-width="2.94cm"/>
    </style:style>
    <style:style style:name="Tabla2.B" style:family="table-column">
      <style:table-column-properties style:column-width="13.003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5.97cm" fo:margin-left="-0.386cm" fo:margin-top="0cm" fo:margin-bottom="0cm" table:align="left" style:writing-mode="lr-tb"/>
    </style:style>
    <style:style style:name="Tabla3.A" style:family="table-column">
      <style:table-column-properties style:column-width="2.011cm"/>
    </style:style>
    <style:style style:name="Tabla3.B" style:family="table-column">
      <style:table-column-properties style:column-width="1.191cm"/>
    </style:style>
    <style:style style:name="Tabla3.C" style:family="table-column">
      <style:table-column-properties style:column-width="1.974cm"/>
    </style:style>
    <style:style style:name="Tabla3.D" style:family="table-column">
      <style:table-column-properties style:column-width="2.312cm"/>
    </style:style>
    <style:style style:name="Tabla3.E" style:family="table-column">
      <style:table-column-properties style:column-width="2.854cm"/>
    </style:style>
    <style:style style:name="Tabla3.F" style:family="table-column">
      <style:table-column-properties style:column-width="2.371cm"/>
    </style:style>
    <style:style style:name="Tabla3.G" style:family="table-column">
      <style:table-column-properties style:column-width="3.25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5.97cm" fo:margin-left="-0.386cm" fo:margin-top="0cm" fo:margin-bottom="0cm" table:align="left" style:writing-mode="lr-tb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1.005cm"/>
    </style:style>
    <style:style style:name="Tabla4.C" style:family="table-column">
      <style:table-column-properties style:column-width="1.344cm"/>
    </style:style>
    <style:style style:name="Tabla4.D" style:family="table-column">
      <style:table-column-properties style:column-width="0.741cm"/>
    </style:style>
    <style:style style:name="Tabla4.E" style:family="table-column">
      <style:table-column-properties style:column-width="1.328cm"/>
    </style:style>
    <style:style style:name="Tabla4.F" style:family="table-column">
      <style:table-column-properties style:column-width="0.776cm"/>
    </style:style>
    <style:style style:name="Tabla4.G" style:family="table-column">
      <style:table-column-properties style:column-width="0.123cm"/>
    </style:style>
    <style:style style:name="Tabla4.H" style:family="table-column">
      <style:table-column-properties style:column-width="0.397cm"/>
    </style:style>
    <style:style style:name="Tabla4.I" style:family="table-column">
      <style:table-column-properties style:column-width="1.085cm"/>
    </style:style>
    <style:style style:name="Tabla4.J" style:family="table-column">
      <style:table-column-properties style:column-width="1.24cm"/>
    </style:style>
    <style:style style:name="Tabla4.K" style:family="table-column">
      <style:table-column-properties style:column-width="0.162cm"/>
    </style:style>
    <style:style style:name="Tabla4.L" style:family="table-column">
      <style:table-column-properties style:column-width="1.296cm"/>
    </style:style>
    <style:style style:name="Tabla4.M" style:family="table-column">
      <style:table-column-properties style:column-width="0.9cm"/>
    </style:style>
    <style:style style:name="Tabla4.N" style:family="table-column">
      <style:table-column-properties style:column-width="0.489cm"/>
    </style:style>
    <style:style style:name="Tabla4.O" style:family="table-column">
      <style:table-column-properties style:column-width="1.125cm"/>
    </style:style>
    <style:style style:name="Tabla4.P" style:family="table-column">
      <style:table-column-properties style:column-width="1.86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5.836cm" fo:margin-left="-0.386cm" fo:margin-top="0cm" fo:margin-bottom="0cm" table:align="left" style:writing-mode="lr-tb"/>
    </style:style>
    <style:style style:name="Tabla5.A" style:family="table-column">
      <style:table-column-properties style:column-width="15.836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9cm" fo:padding-right="0.191cm" fo:padding-top="0cm" fo:padding-bottom="0cm" fo:border="0.5pt solid #00000a"/>
    </style:style>
    <style:style style:name="Tabla6" style:family="table">
      <style:table-properties style:width="15.836cm" fo:margin-left="-0.386cm" fo:margin-top="0cm" fo:margin-bottom="0cm" table:align="left" style:writing-mode="lr-tb"/>
    </style:style>
    <style:style style:name="Tabla6.A" style:family="table-column">
      <style:table-column-properties style:column-width="15.836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9cm" fo:padding-right="0.191cm" fo:padding-top="0cm" fo:padding-bottom="0cm" fo:border="0.5pt solid #00000a"/>
    </style:style>
    <style:style style:name="Tabla7" style:family="table">
      <style:table-properties style:width="15.836cm" fo:margin-left="-0.386cm" fo:margin-top="0cm" fo:margin-bottom="0cm" table:align="left" style:writing-mode="lr-tb"/>
    </style:style>
    <style:style style:name="Tabla7.A" style:family="table-column">
      <style:table-column-properties style:column-width="15.836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9cm" fo:padding-right="0.191cm" fo:padding-top="0cm" fo:padding-bottom="0cm" fo:border="0.5pt solid #00000a"/>
    </style:style>
    <style:style style:name="Tabla8" style:family="table">
      <style:table-properties style:width="15.836cm" fo:margin-left="-0.386cm" fo:margin-top="0cm" fo:margin-bottom="0cm" table:align="left" style:writing-mode="lr-tb"/>
    </style:style>
    <style:style style:name="Tabla8.A" style:family="table-column">
      <style:table-column-properties style:column-width="15.836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9cm" fo:padding-right="0.191cm" fo:padding-top="0cm" fo:padding-bottom="0cm" fo:border="0.5pt solid #00000a"/>
    </style:style>
    <style:style style:name="Tabla9" style:family="table">
      <style:table-properties style:width="15.836cm" fo:margin-left="-0.386cm" fo:margin-top="0cm" fo:margin-bottom="0cm" table:align="left" style:writing-mode="lr-tb"/>
    </style:style>
    <style:style style:name="Tabla9.A" style:family="table-column">
      <style:table-column-properties style:column-width="15.83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9cm" fo:padding-right="0.191cm" fo:padding-top="0cm" fo:padding-bottom="0cm" fo:border="0.5pt solid #00000a"/>
    </style:style>
    <style:style style:name="Tabla10" style:family="table">
      <style:table-properties style:width="15.836cm" fo:margin-left="-0.386cm" fo:margin-top="0cm" fo:margin-bottom="0cm" table:align="left" style:writing-mode="lr-tb"/>
    </style:style>
    <style:style style:name="Tabla10.A" style:family="table-column">
      <style:table-column-properties style:column-width="15.836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9cm" fo:padding-right="0.191cm" fo:padding-top="0cm" fo:padding-bottom="0cm" fo:border="0.5pt solid #00000a"/>
    </style:style>
    <style:style style:name="Tabla11" style:family="table">
      <style:table-properties style:width="15.836cm" fo:margin-left="-0.386cm" fo:margin-top="0cm" fo:margin-bottom="0cm" table:align="left" style:writing-mode="lr-tb"/>
    </style:style>
    <style:style style:name="Tabla11.A" style:family="table-column">
      <style:table-column-properties style:column-width="15.836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style:text-autospace="none"/>
      <style:text-properties officeooo:paragraph-rsid="0050b9d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50b9dd" style:font-size-asian="11pt" style:font-style-asian="normal" style:font-weight-asian="normal" style:font-name-complex="Lucida Sans" style:font-size-complex="11pt" style:font-style-complex="normal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50b9dd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Bitstream Charter" fo:font-size="11pt" fo:letter-spacing="-0.007cm" fo:language="es" fo:country="ES" fo:font-style="normal" style:text-underline-style="none" fo:font-weight="bold" officeooo:rsid="000bcdb0" officeooo:paragraph-rsid="0050b9dd" style:font-size-asian="11pt" style:font-style-asian="normal" style:font-weight-asian="bold" style:font-name-complex="Lucida Sans" style:font-size-complex="11pt" style:font-style-complex="normal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letter-spacing="-0.005cm" fo:language="en" fo:country="US" fo:font-weight="bold" officeooo:paragraph-rsid="0050b9d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officeooo:paragraph-rsid="0050b9dd"/>
    </style:style>
    <style:style style:name="P7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officeooo:paragraph-rsid="0052378d"/>
    </style:style>
    <style:style style:name="P8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fo:font-weight="bold" officeooo:paragraph-rsid="0050b9dd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52a7fd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paragraph-rsid="0052378d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paragraph-rsid="00543e12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paragraph-rsid="00550018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fo:color="#ff0000" officeooo:paragraph-rsid="0050b9d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2378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2a7f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50018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518b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83f4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8fed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0322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hyphenation-ladder-count="no-limit"/>
      <style:text-properties fo:letter-spacing="-0.005cm" fo:language="en" fo:country="US" fo:font-weight="bold" officeooo:paragraph-rsid="0050b9dd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hyphenation-ladder-count="no-limit"/>
      <style:text-properties fo:font-weight="bold" officeooo:paragraph-rsid="0050b9dd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hyphenation-ladder-count="no-limit"/>
      <style:text-properties fo:language="es" fo:country="ES" fo:font-weight="bold" officeooo:paragraph-rsid="0050b9dd" style:font-weight-asian="bold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11a5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1e47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rsid="0061e47c" officeooo:paragraph-rsid="0061e47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fo:color="#ff0000" style:font-name="Verdana" fo:font-size="10pt" fo:language="es" fo:country="AR" fo:font-weight="normal" officeooo:paragraph-rsid="0069159e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ff0000" style:text-position="-5% 100%" style:font-name="Verdana" fo:font-size="10pt" fo:letter-spacing="-0.012cm" fo:language="es" fo:country="AR" fo:font-style="normal" style:text-underline-style="none" fo:font-weight="normal" officeooo:paragraph-rsid="0061f4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fo:color="#ff0000" fo:font-weight="normal" officeooo:paragraph-rsid="0050b9dd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fo:font-weight="bold" officeooo:paragraph-rsid="0069159e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 style:line-height-at-least="0.423cm" fo:text-align="start" style:justify-single-word="false"/>
      <style:text-properties fo:font-weight="normal" officeooo:paragraph-rsid="0050b9dd" style:font-weight-asian="normal" style:font-weight-complex="normal"/>
    </style:style>
    <style:style style:name="T1" style:family="text">
      <style:text-properties fo:color="#221f1f" style:font-name="Lucida Sans" fo:font-size="8pt" fo:letter-spacing="-0.007cm" fo:language="es" fo:country="AR" style:font-size-asian="8pt" style:font-name-complex="Lucida Sans" style:font-size-complex="8pt"/>
    </style:style>
    <style:style style:name="T2" style:family="text">
      <style:text-properties fo:color="#221f1f" style:font-name="Lucida Sans" fo:font-size="8pt" fo:letter-spacing="-0.007cm" fo:language="es" fo:country="AR" fo:font-weight="normal" style:font-size-asian="8pt" style:font-weight-asian="normal" style:font-name-complex="Lucida Sans" style:font-size-complex="8pt" style:font-weight-complex="normal"/>
    </style:style>
    <style:style style:name="T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style:font-name="Lucida Sans" fo:font-size="8pt" fo:letter-spacing="-0.007cm" fo:language="es" fo:country="AR" fo:font-style="normal" style:text-underline-style="none" style:font-size-asian="8pt" style:font-style-asian="normal" style:font-name-complex="Lucida Sans" style:font-size-complex="8pt" style:font-style-complex="normal"/>
    </style:style>
    <style:style style:name="T6" style:family="text">
      <style:text-properties fo:color="#221f1f" style:text-position="-5% 100%" style:font-name="Lucida Sans" fo:font-size="8pt" fo:letter-spacing="-0.007cm" fo:language="es" fo:country="AR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" style:family="text">
      <style:text-properties fo:color="#221f1f" style:text-position="-5% 100%" style:font-name="Lucida Sans" fo:font-size="8pt" fo:letter-spacing="-0.007cm" fo:font-style="normal" style:text-underline-style="none" style:font-size-asian="8pt" style:font-style-asian="normal" style:font-name-complex="Lucida Sans" style:font-size-complex="8pt" style:font-style-complex="normal"/>
    </style:style>
    <style:style style:name="T8" style:family="text"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text-position="-5% 100%" style:font-name="Verdana" fo:font-size="10pt" fo:letter-spacing="-0.007cm" fo:language="es" fo:country="A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ff0000" style:font-name="Verdana" fo:font-size="10pt" fo:language="es" fo:country="AR" style:font-size-asian="10pt" style:font-name-complex="Arial" style:font-size-complex="10pt"/>
    </style:style>
    <style:style style:name="T11" style:family="text">
      <style:text-properties fo:color="#ff0000" style:font-name="Verdana" fo:font-size="10pt" fo:language="es" fo:country="AR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style:text-position="-5% 100%" style:font-name="Verdana" fo:font-size="10pt" fo:letter-spacing="-0.012cm" fo:language="es" fo:country="AR" fo:font-style="normal" style:text-underline-style="none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000000" style:text-position="-5% 100%" style:font-name="Verdana" fo:font-size="10pt" fo:letter-spacing="-0.012cm" fo:language="es" fo:country="AR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5" style:family="text">
      <style:text-properties fo:color="#000000" style:text-position="-5% 100%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fo:color="#000000" style:font-name="Verdana" fo:font-size="10pt" fo:language="es" fo:country="AR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style:font-weight-asian="bold" style:font-name-complex="Lucida Sans" style:font-weight-complex="bold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style:font-name-complex="Lucida Sans"/>
    </style:style>
    <style:style style:name="T22" style:family="text">
      <style:text-properties officeooo:rsid="0061e47c"/>
    </style:style>
    <style:style style:name="T23" style:family="text">
      <style:text-properties fo:letter-spacing="-0.007cm"/>
    </style:style>
    <style:style style:name="T24" style:family="text">
      <style:text-properties fo:letter-spacing="-0.007cm" fo:font-weight="normal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OMERA, ONGAY, <text:s/>ROMANO,</text:p>
      <text:p text:style-name="P21"><text:s/>CASTELLANI <text:s/>&amp; FIGUEROA CASAS</text:p>
      <text:p text:style-name="P22">ABOGADOS</text:p>
      <text:p text:style-name="P4">HOJA DE RUTA MAPFRE ARGENTINA SEGUROS S. A.</text:p>
      <text:p text:style-name="P2"/>
      <text:p text:style-name="P4"/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7" office:value-type="string">
            <text:p text:style-name="P6">FECHA INICIO HOJA DE RUTA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table:number-columns-spanned="7" office:value-type="string">
            <text:p text:style-name="P6">ULTIMA ACTUALIZAC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office:value-type="string">
            <text:p text:style-name="P13">STRO:</text:p>
          </table:table-cell>
          <table:table-cell table:style-name="Tabla1.A1" table:number-columns-spanned="8" office:value-type="string">
            <text:p text:style-name="P14"><text:placeholder text:placeholder-type="text">&lt;o.num_siniste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p text:style-name="P13">TIPO DE RECLAMO:</text:p>
          </table:table-cell>
          <table:covered-table-cell/>
          <table:covered-table-cell/>
          <table:covered-table-cell/>
          <table:covered-table-cell/>
          <table:table-cell table:style-name="Tabla1.A1" table:number-columns-spanned="4" office:value-type="string">
            <text:p text:style-name="P10"><text:span text:style-name="T5"><text:text-input text:description="&lt;for each=&quot;claim in o.claim_type_ids&quot;&gt;">For each line</text:text-input></text:span><text:span text:style-name="T5"> </text:span><text:span text:style-name="T13"><text:placeholder text:placeholder-type="text">&lt;claim.name&gt;</text:placeholder></text:span><text:span text:style-name="T13">, </text:span><text:span text:style-name="T5"><text:text-input text:description="&lt;/for&gt;">End For</text:text-input></text:span><text:span text:style-name="T5"> 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13">CARATULA</text:p>
          </table:table-cell>
          <table:covered-table-cell/>
          <table:table-cell table:style-name="Tabla1.A1" table:number-columns-spanned="7" office:value-type="string">
            <text:p text:style-name="P14"><text:placeholder text:placeholder-type="text">&lt;o.caratula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3">JUZGADO</text:p>
          </table:table-cell>
          <table:covered-table-cell/>
          <table:covered-table-cell/>
          <table:table-cell table:style-name="Tabla1.A1" table:number-columns-spanned="4" office:value-type="string">
            <text:p text:style-name="P14"><text:placeholder text:placeholder-type="text">&lt;o.current_judged_id.display_name&gt;</text:placeholder></text:p>
          </table:table-cell>
          <table:covered-table-cell/>
          <table:covered-table-cell/>
          <table:covered-table-cell/>
          <table:table-cell table:style-name="Tabla1.A1" office:value-type="string">
            <text:p text:style-name="P13">EXP</text:p>
          </table:table-cell>
          <table:table-cell table:style-name="Tabla1.A1" office:value-type="string">
            <text:p text:style-name="P14"><text:placeholder text:placeholder-type="text">&lt;o.number_case_file&gt;</text:placeholder></text:p>
          </table:table-cell>
        </table:table-row>
        <table:table-row table:style-name="Tabla1.1">
          <table:table-cell table:style-name="Tabla1.A1" table:number-columns-spanned="6" office:value-type="string">
            <text:p text:style-name="P13">MONTO DE DEMAND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7">$ <text:span text:style-name="T14"><text:placeholder text:placeholder-type="text">&lt;o.claim_amount&gt;</text:placeholder></text:span>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13">ABOGADO ACTOR</text:p>
          </table:table-cell>
          <table:covered-table-cell/>
          <table:covered-table-cell/>
          <table:covered-table-cell/>
          <table:table-cell table:style-name="Tabla1.A1" table:number-columns-spanned="5" office:value-type="string">
            <text:p text:style-name="P9"><text:span text:style-name="T6"><text:text-input text:description="&lt;for each=&quot;part in o.part_ids.filtered(lambda x: x.role_id.name in ['Actor', 'Coactor'])&quot;&gt;">For each line</text:text-input></text:span><text:span text:style-name="T6"> </text:span><text:span text:style-name="T14"><text:placeholder text:placeholder-type="text" text:description="part.lawyer_id.name">&lt;part.lawyer_id.name&gt;</text:placeholder></text:span><text:span text:style-name="T14">,</text:span><text:span text:style-name="T9"> </text:span><text:span text:style-name="T6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>DATOS DEL STRO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FECHA STRO</text:p>
          </table:table-cell>
          <table:table-cell table:style-name="Tabla2.A1" office:value-type="string">
            <text:p text:style-name="P15"><text:placeholder text:placeholder-type="text">&lt;o.sinister_date&gt;</text:placeholder></text:p>
          </table:table-cell>
        </table:table-row>
        <table:table-row table:style-name="Tabla2.1">
          <table:table-cell table:style-name="Tabla2.A1" office:value-type="string">
            <text:p text:style-name="P13">LUGAR DE STRO.</text:p>
          </table:table-cell>
          <table:table-cell table:style-name="Tabla2.A1" office:value-type="string">
            <text:p text:style-name="P15"><text:placeholder text:placeholder-type="text">&lt;o.scene_sinister&gt;</text:placeholder></text:p>
          </table:table-cell>
        </table:table-row>
      </table:table>
      <text:p text:style-name="P8">DATOS DEL ASEGURAD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2" office:value-type="string">
            <text:p text:style-name="P13">ASEGURADO</text:p>
          </table:table-cell>
          <table:covered-table-cell/>
          <table:table-cell table:style-name="Tabla3.A1" table:number-columns-spanned="5" office:value-type="string">
            <text:p text:style-name="P11"><text:span text:style-name="T1"><text:text-input text:description="&lt;for each=&quot;p in o.part_ids.filtered(lambda x: x.role_id.name == 'Demandado')&quot;&gt;">For each line</text:text-input></text:span><text:span text:style-name="T1"> </text:span><text:span text:style-name="T13"><text:placeholder text:placeholder-type="text">&lt;p.contact&gt;</text:placeholder></text:span><text:span text:style-name="T13">,</text:span><text:span text:style-name="T10"> </text:span><text:span text:style-name="T1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2" office:value-type="string">
            <text:p text:style-name="P6">CONDUCTOR</text:p>
          </table:table-cell>
          <table:covered-table-cell/>
          <table:table-cell table:style-name="Tabla3.A1" table:number-columns-spanned="5" office:value-type="string">
            <text:p text:style-name="P12"><text:span text:style-name="T1"><text:text-input text:description="&lt;for each=&quot;p in o.part_ids.filtered(lambda x: x.role_id.name == 'Conductor Asegurado')&quot;&gt;">For each line</text:text-input></text:span><text:span text:style-name="T1"> </text:span><text:span text:style-name="T13"><text:placeholder text:placeholder-type="text">&lt;p.contact&gt;</text:placeholder></text:span><text:span text:style-name="T13">,</text:span><text:span text:style-name="T10"> </text:span><text:span text:style-name="T1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6">MARCA</text:p>
          </table:table-cell>
          <table:table-cell table:style-name="Tabla3.A1" table:number-columns-spanned="2" office:value-type="string">
            <text:p text:style-name="P24"><text:placeholder text:placeholder-type="text">&lt;o.auxiliary_ids.filtered(lambda x: x.field_id.name == 'Marca asegurado').value&gt;</text:placeholder></text:p>
          </table:table-cell>
          <table:covered-table-cell/>
          <table:table-cell table:style-name="Tabla3.A1" office:value-type="string">
            <text:p text:style-name="P6">MODELO</text:p>
          </table:table-cell>
          <table:table-cell table:style-name="Tabla3.A1" office:value-type="string">
            <text:p text:style-name="P24"><text:placeholder text:placeholder-type="text">&lt;o.auxiliary_ids.filtered(lambda x: x.field_id.name == 'Modelo asegurado').value&gt;</text:placeholder></text:p>
          </table:table-cell>
          <table:table-cell table:style-name="Tabla3.A1" office:value-type="string">
            <text:p text:style-name="P6">DOMINIO</text:p>
          </table:table-cell>
          <table:table-cell table:style-name="Tabla3.A1" office:value-type="string">
            <text:p text:style-name="P24"><text:placeholder text:placeholder-type="text">&lt;o.auxiliary_ids.filtered(lambda x: x.field_id.name == 'Dominio asegurado').value&gt;</text:placeholder></text:p>
          </table:table-cell>
        </table:table-row>
      </table:table>
      <text:p text:style-name="P8"/>
      <text:p text:style-name="P30">DATOS DEL TERCER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column table:style-name="Tabla4.L"/>
        <table:table-column table:style-name="Tabla4.M"/>
        <table:table-column table:style-name="Tabla4.N"/>
        <table:table-column table:style-name="Tabla4.O"/>
        <table:table-column table:style-name="Tabla4.P"/>
        <table:table-row table:style-name="Tabla4.1">
          <table:table-cell table:style-name="Tabla4.A1" table:number-columns-spanned="2" office:value-type="string">
            <text:p text:style-name="P13">TITULAR</text:p>
          </table:table-cell>
          <table:covered-table-cell/>
          <table:table-cell table:style-name="Tabla4.A1" table:number-columns-spanned="7" office:value-type="string">
            <text:p text:style-name="P27"><text:span text:style-name="T3"><text:text-input text:description="&lt;for each=&quot;part in o.part_ids.filtered(lambda x: x.role_id.name in ['Actor', 'Coactor'])&quot;&gt;">For each line</text:text-input></text:span> <text:s/><text:span text:style-name="T16"><text:placeholder text:placeholder-type="text">&lt;part.contact&gt;</text:placeholder></text:span> <text:span text:style-name="T12">,</text:span><text:span text:style-name="T7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29">DNI</text:p>
          </table:table-cell>
          <table:covered-table-cell/>
          <table:table-cell table:style-name="Tabla4.A1" table:number-columns-spanned="5" office:value-type="string">
            <text:p text:style-name="P28"><text:span text:style-name="T3"><text:text-input text:description="&lt;for each=&quot;part in o.part_ids.filtered(lambda x: x.role_id.name in ['Actor', 'Coactor'])&quot;&gt;">For each line</text:text-input></text:span><text:span text:style-name="T3"> </text:span><text:span text:style-name="T21"><text:placeholder text:placeholder-type="text" text:description="part.dni">&lt;part.dni&gt;</text:placeholder></text:span><text:span text:style-name="T21">,</text:span> <text:span text:style-name="T3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2" office:value-type="string">
            <text:p text:style-name="P6">CONDUCTOR</text:p>
          </table:table-cell>
          <table:covered-table-cell/>
          <table:table-cell table:style-name="Tabla4.A1" table:number-columns-spanned="3" office:value-type="string">
            <text:p text:style-name="P27"><text:span text:style-name="T3"><text:text-input text:description="&lt;for each=&quot;c in o.part_ids.filtered(lambda x: x.role_id.name == 'Conductor Actor')&quot;&gt;">For each line</text:text-input></text:span><text:span text:style-name="T3"> </text:span><text:span text:style-name="T16"><text:placeholder text:placeholder-type="text">&lt;c.contact&gt;</text:placeholder></text:span><text:span text:style-name="T16"> </text:span><text:span text:style-name="T7"><text:text-input text:description="&lt;/for&gt;">End For</text:text-input></text:span><text:span text:style-name="T23"> </text:span></text:p>
          </table:table-cell>
          <table:covered-table-cell/>
          <table:covered-table-cell/>
          <table:table-cell table:style-name="Tabla4.A1" table:number-columns-spanned="3" office:value-type="string">
            <text:p text:style-name="P31">DNI</text:p>
          </table:table-cell>
          <table:covered-table-cell/>
          <table:covered-table-cell/>
          <table:table-cell table:style-name="Tabla4.A1" table:number-columns-spanned="5" office:value-type="string">
            <text:p text:style-name="P28"><text:span text:style-name="T3"><text:text-input text:description="&lt;for each=&quot;c in o.part_ids.filtered(lambda x: x.role_id.name == 'Conductor Actor')&quot;&gt;">For each line</text:text-input></text:span><text:span text:style-name="T21"><text:placeholder text:placeholder-type="text" text:description="c.dni">&lt;c.dni&gt;</text:placeholder></text:span> <text:span text:style-name="T3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31"><text:span text:style-name="T22">E</text:span>DAD</text:p>
          </table:table-cell>
          <table:covered-table-cell/>
          <table:table-cell table:style-name="Tabla4.A1" office:value-type="string">
            <text:p text:style-name="P28"><text:span text:style-name="T3"><text:text-input text:description="&lt;for each=&quot;c in o.part_ids.filtered(lambda x: x.role_id.name == 'Conductor Actor')&quot;&gt;">For each line</text:text-input></text:span><text:span text:style-name="T21"><text:placeholder text:placeholder-type="text" text:description="c.dni">&lt;c.age&gt;</text:placeholder></text:span> <text:span text:style-name="T3"><text:text-input text:description="&lt;/for&gt;">End For</text:text-input></text:span></text:p>
          </table:table-cell>
        </table:table-row>
        <table:table-row table:style-name="Tabla4.1">
          <table:table-cell table:style-name="Tabla4.A1" office:value-type="string">
            <text:p text:style-name="P6">MARCA</text:p>
          </table:table-cell>
          <table:table-cell table:style-name="Tabla4.A1" table:number-columns-spanned="3" office:value-type="string">
            <text:p text:style-name="P26"><text:placeholder text:placeholder-type="text">&lt;o.auxiliary_ids.filtered(lambda x: x.field_id.name == 'Marca actor').value&gt;</text:placeholder></text:p>
          </table:table-cell>
          <table:covered-table-cell/>
          <table:covered-table-cell/>
          <table:table-cell table:style-name="Tabla4.A1" table:number-columns-spanned="3" office:value-type="string">
            <text:p text:style-name="P6">MODELO</text:p>
          </table:table-cell>
          <table:covered-table-cell/>
          <table:covered-table-cell/>
          <table:table-cell table:style-name="Tabla4.A1" table:number-columns-spanned="5" office:value-type="string">
            <text:p text:style-name="P25"><text:placeholder text:placeholder-type="text">&lt;o.auxiliary_ids.filtered(lambda x: x.field_id.name == 'Modelo actor').value&gt;</text:placeholder></text:p>
          </table:table-cell>
          <table:covered-table-cell/>
          <table:covered-table-cell/>
          <table:covered-table-cell/>
          <table:covered-table-cell/>
          <table:table-cell table:style-name="Tabla4.A1" table:number-columns-spanned="3" office:value-type="string">
            <text:p text:style-name="P6">DOMINIO</text:p>
          </table:table-cell>
          <table:covered-table-cell/>
          <table:covered-table-cell/>
          <table:table-cell table:style-name="Tabla4.A1" office:value-type="string">
            <text:p text:style-name="P25"><text:placeholder text:placeholder-type="text">&lt;o.auxiliary_ids.filtered(lambda x: x.field_id.name == 'Dominio actor').value&gt;</text:placeholder><text:soft-page-break/></text:p>
          </table:table-cell>
        </table:table-row>
        <table:table-row table:style-name="Tabla4.1">
          <table:table-cell table:style-name="Tabla4.A1" table:number-columns-spanned="3" office:value-type="string">
            <text:p text:style-name="P8">PRESUPUESTO DE PARTE</text:p>
          </table:table-cell>
          <table:covered-table-cell/>
          <table:covered-table-cell/>
          <table:table-cell table:style-name="Tabla4.A1" table:number-columns-spanned="13" office:value-type="string">
            <text:p text:style-name="P16"><text:placeholder text:placeholder-type="text">&lt;o.auxiliary_ids.filtered(lambda x: x.field_id.name == 'Presupuesto de parte').valu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AJUSTE DE DAÑOS</text:p>
          </table:table-cell>
          <table:covered-table-cell/>
          <table:covered-table-cell/>
          <table:table-cell table:style-name="Tabla4.A1" table:number-columns-spanned="13" office:value-type="string">
            <text:p text:style-name="P17"><text:placeholder text:placeholder-type="text">&lt;o.auxiliary_ids.filtered(lambda x: x.field_id.name == 'Ajuste de daños').valu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Eatim. Según Dr. Martinez <text:bookmark text:name="_GoBack"/></text:p>
          </table:table-cell>
          <table:covered-table-cell/>
          <table:covered-table-cell/>
          <table:table-cell table:style-name="Tabla4.A1" table:number-columns-spanned="3" office:value-type="string">
            <text:p text:style-name="P8">TV</text:p>
          </table:table-cell>
          <table:covered-table-cell/>
          <table:covered-table-cell/>
          <table:table-cell table:style-name="Tabla4.A1" table:number-columns-spanned="4" office:value-type="string">
            <text:p text:style-name="P20"><text:placeholder text:placeholder-type="text">&lt;o.auxiliary_ids.filtered(lambda x: x.field_id.name == 'Estimacion Segun Medico Mapfre - Inc. Act').value&gt;</text:placeholder></text:p>
          </table:table-cell>
          <table:covered-table-cell/>
          <table:covered-table-cell/>
          <table:covered-table-cell/>
          <table:table-cell table:style-name="Tabla4.A1" table:number-columns-spanned="4" office:value-type="string">
            <text:p text:style-name="P8">Riesgo Jud.</text:p>
          </table:table-cell>
          <table:covered-table-cell/>
          <table:covered-table-cell/>
          <table:covered-table-cell/>
          <table:table-cell table:style-name="Tabla4.A1" table:number-columns-spanned="2" office:value-type="string">
            <text:p text:style-name="P20"><text:placeholder text:placeholder-type="text">&lt;o.auxiliary_ids.filtered(lambda x: x.field_id.name == 'Estimacion Segun Medico Mapfre - Riesgo Judic').value&gt;</text:placeholder></text:p>
          </table:table-cell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Vista MEdica</text:p>
          </table:table-cell>
          <table:covered-table-cell/>
          <table:covered-table-cell/>
          <table:table-cell table:style-name="Tabla4.A1" table:number-columns-spanned="3" office:value-type="string">
            <text:p text:style-name="P8">Riesgo Jud. </text:p>
          </table:table-cell>
          <table:covered-table-cell/>
          <table:covered-table-cell/>
          <table:table-cell table:style-name="Tabla4.A1" table:number-columns-spanned="4" office:value-type="string">
            <text:p text:style-name="P20"><text:placeholder text:placeholder-type="text">&lt;o.auxiliary_ids.filtered(lambda x: x.field_id.name == 'Vista Medica  - Riesgo Judic').value&gt;</text:placeholder></text:p>
          </table:table-cell>
          <table:covered-table-cell/>
          <table:covered-table-cell/>
          <table:covered-table-cell/>
          <table:table-cell table:style-name="Tabla4.A1" table:number-columns-spanned="4" office:value-type="string">
            <text:p text:style-name="P8">Inc. Consensuado</text:p>
          </table:table-cell>
          <table:covered-table-cell/>
          <table:covered-table-cell/>
          <table:covered-table-cell/>
          <table:table-cell table:style-name="Tabla4.A1" table:number-columns-spanned="2" office:value-type="string">
            <text:p text:style-name="P20"><text:placeholder text:placeholder-type="text">&lt;o.auxiliary_ids.filtered(lambda x: x.field_id.name == 'Vista Medica - Inc. Cons').value&gt;</text:placeholder></text:p>
          </table:table-cell>
          <table:covered-table-cell/>
        </table:table-row>
        <table:table-row table:style-name="Tabla4.1">
          <table:table-cell table:style-name="Tabla4.A1" table:number-columns-spanned="3" office:value-type="string">
            <text:p text:style-name="P8"/>
          </table:table-cell>
          <table:covered-table-cell/>
          <table:covered-table-cell/>
          <table:table-cell table:style-name="Tabla4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>DETALLE DEL ACCIDENTE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Versión del Tercero: </text:p>
            <text:p text:style-name="P18"><text:placeholder text:placeholder-type="text">&lt;o.auxiliary_ids.filtered(lambda x: x.field_id.name == 'Version del tercero').value&gt;</text:placeholder></text:p>
          </table:table-cell>
        </table:table-row>
        <table:table-row table:style-name="Tabla5.1">
          <table:table-cell table:style-name="Tabla5.A1" office:value-type="string">
            <text:p text:style-name="P6">Versión del <text:s/>Asegurado: </text:p>
            <text:p text:style-name="P18"><text:placeholder text:placeholder-type="text">&lt;o.auxiliary_ids.filtered(lambda x: x.field_id.name == 'Version asegurado').value&gt;</text:placeholder></text:p>
          </table:table-cell>
        </table:table-row>
      </table:table>
      <text:p text:style-name="P8">ANALISIS DE RESPONSABILIDAD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><text:placeholder text:placeholder-type="text">&lt;o.auxiliary_ids.filtered(lambda x: x.field_id.name == 'Analiis de Responsabilidad').value&gt;</text:placeholder></text:p>
            <text:p text:style-name="P19"/>
          </table:table-cell>
        </table:table-row>
      </table:table>
      <text:p text:style-name="P8">RIESGO JUDICIAL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><text:placeholder text:placeholder-type="text">&lt;o.auxiliary_ids.filtered(lambda x: x.field_id.name == 'Riesgo Judicial').value&gt;</text:placeholder></text:p>
            <text:p text:style-name="P6"/>
          </table:table-cell>
        </table:table-row>
      </table:table>
      <text:p text:style-name="P8">MONTO ESTIMADO DE CIERRE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<text:placeholder text:placeholder-type="text">&lt;o.auxiliary_ids.filtered(lambda x: x.field_id.name == 'Monto estimado de cierre').value&gt;</text:placeholder></text:p>
            <text:p text:style-name="P6"/>
          </table:table-cell>
        </table:table-row>
      </table:table>
      <text:p text:style-name="P6">ESTADO ACTUAL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9"><text:placeholder text:placeholder-type="text">&lt;o.auxiliary_ids.filtered(lambda x: x.field_id.name == 'Estado Actual').value&gt;</text:placeholder></text:p>
            <text:p text:style-name="P6"/>
          </table:table-cell>
        </table:table-row>
      </table:table>
      <text:p text:style-name="P6"><text:soft-page-break/>MONTO AUTORIZADO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9"><text:placeholder text:placeholder-type="text">&lt;o.auxiliary_ids.filtered(lambda x: x.field_id.name == 'Monto autorizado').value&gt;</text:placeholder></text:p>
            <text:p text:style-name="P6"/>
          </table:table-cell>
        </table:table-row>
      </table:table>
      <text:p text:style-name="P6">PRETENCION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9"><text:placeholder text:placeholder-type="text">&lt;o.auxiliary_ids.filtered(lambda x: x.field_id.name == 'Pretencion').value&gt;</text:placeholder></text:p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Cambria1" svg:font-family="Cambria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09-27T12:11:39.924702231</dc:date>
    <meta:editing-duration>PT18H56M54S</meta:editing-duration>
    <meta:editing-cycles>134</meta:editing-cycles>
    <meta:generator>LibreOffice/4.2.8.2$Linux_X86_64 LibreOffice_project/420m0$Build-2</meta:generator>
    <meta:document-statistic meta:table-count="11" meta:image-count="0" meta:object-count="0" meta:page-count="3" meta:paragraph-count="84" meta:word-count="347" meta:character-count="2857" meta:non-whitespace-character-count="2619"/>
  </office:meta>
</office:document-meta>
</file>